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paragraph-properties fo:margin-top="0in" fo:margin-bottom="0.1457in"/>
    </style:style>
    <style:style style:name="P3" style:family="paragraph" style:parent-style-name="Standard">
      <style:paragraph-properties fo:margin-top="0in" fo:margin-bottom="0.1457in" fo:text-align="center" style:justify-single-word="false"/>
    </style:style>
    <style:style style:name="P4" style:family="paragraph" style:parent-style-name="Standard">
      <style:paragraph-properties fo:margin-top="0in" fo:margin-bottom="0.0937in" fo:line-height="100%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YTHON FUNDAMENTALS ASSIGNMENT</text:p>
      <text:p text:style-name="P1"/>
      <text:p text:style-name="Standard">1. Display the reverse of a Name</text:p>
      <text:p text:style-name="Standard">2. Display the last three characters of the word ‘computer’</text:p>
      <text:p text:style-name="Standard">3. Compare squares<text:bookmark text:name="_GoBack"/> of two nos and find out status(-1 or 1 or 0)</text:p>
      <text:p text:style-name="P2">4. Find the result of the equation a2+2ab+b2where a=10 and b=12</text:p>
      <text:p text:style-name="P2">5. Display every third character in the string ‘Information ‘</text:p>
      <text:p text:style-name="P4">6. Find the total salary of an employee given his basic (hra=40% of basic, da is 20% of basic and <text:s/></text:p>
      <text:p text:style-name="P4"><text:s text:c="4"/>deduction 10% of gross</text:p>
      <text:p text:style-name="P4"/>
      <text:p text:style-name="P3">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S PRASAD</meta:initial-creator>
    <dc:creator>PRASAD VS</dc:creator>
    <meta:editing-cycles>13</meta:editing-cycles>
    <meta:creation-date>2014-09-07T12:07:00</meta:creation-date>
    <dc:date>2016-09-19T14:01:15.33</dc:date>
    <meta:editing-duration>PT47S</meta:editing-duration>
    <meta:generator>OpenOffice/4.1.2$Win32 OpenOffice.org_project/412m3$Build-9782</meta:generator>
    <meta:document-statistic meta:table-count="0" meta:image-count="0" meta:object-count="0" meta:page-count="1" meta:paragraph-count="9" meta:word-count="80" meta:character-count="436"/>
    <meta:user-defined meta:name="AppVersion">14.0000</meta:user-defined>
    <meta:user-defined meta:name="Company">TRIDENT LEARNING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